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every once in a while. Been some time since I've made a file that I don't plan on deleting, but still write personal stuff on. Why do I delete them again? Not sure, had to do with... Not sure. My calculations. They are inaccurate. Even at a range of three moves. </text:p>
      <text:p text:style-name="Normal">Let's not talk about that. It never gets to anything. Let's talk about... What kind of story do you want? For your life, I mean. Ahh... It's crystal clear, the future you want. You want peace. You want to not have to do anything, to have the money to do whatever you want, and probably figure it out from there. What's the use of talking about it? You wanted to motivate me to do better? Not this way. And, while motivation helps, that's not where it's at. Living in a bubble. In that bubble, we do only two things: study, and have fun writing. That's what I imagine for my immediate future. Because, for this very important story to me, the money must be earned, and it must truly be earned. How? By doing something exceptional. Something unique. Something others would shy away from. Something I've been shying away from. Sacrificing myself. It's so easy to find excuses not to do that. So so easy. So easy to think 'Ah, I've done fairly well, I deserve some rest I guess', or 'Hmpf! This sucks. I will do whatever I want', or maybe 'I'm having a bad day, let's light things up by watching videos'. It's so easy to not sacrifice oneself. Conversely, it's so hard to sacrifice oneself. I want that story to be a worthy one, or rather, I want the main character to have earned his way to where he stands. And, so far, if I were to look back on the entirety of my life, there's not a single moment I can point at and say: yup, he deserves it. So far, he doesn't. If he wants it, he has to go and get it. So, go and get it. It's hard to sacrifice oneself. It'll be hard to find the right moves. But do calculate. Don't go thinking that because your calculations are slowed and erred right now it's not worth doing them. We must improve at them, and we can only do that by calculating. Sacrifice oneself. Two things only: study, until such a time as university has been taken care of, and writing, until such a time as... I don't know, if we're lucky in all possible ways, until forever. It will hurt, it will suck. The me of right now doesn't understand that, but, when I'll be you, I'll understand. You aren't strong enough yet. You have to get stronger, stronger and stronger. And then, we'll be able to do lots of stuff. Go. Play.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